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6038c" officeooo:paragraph-rsid="0026038c"/>
    </style:style>
    <style:style style:name="P2" style:family="paragraph" style:parent-style-name="Standard">
      <style:paragraph-properties fo:text-align="justify" style:justify-single-word="false"/>
      <style:text-properties officeooo:rsid="0026038c" officeooo:paragraph-rsid="0026038c"/>
    </style:style>
    <style:style style:name="P3" style:family="paragraph" style:parent-style-name="Standard">
      <style:paragraph-properties fo:text-align="justify" style:justify-single-word="false"/>
      <style:text-properties officeooo:rsid="0021e29d" officeooo:paragraph-rsid="0021e29d"/>
    </style:style>
    <style:style style:name="P4" style:family="paragraph" style:parent-style-name="Standard">
      <style:paragraph-properties fo:text-align="justify" style:justify-single-word="false"/>
      <style:text-properties officeooo:rsid="0021e29d" officeooo:paragraph-rsid="00262906"/>
    </style:style>
    <style:style style:name="P5" style:family="paragraph" style:parent-style-name="Standard">
      <style:paragraph-properties fo:text-align="justify" style:justify-single-word="false"/>
      <style:text-properties officeooo:rsid="001fef8a" officeooo:paragraph-rsid="00262906"/>
    </style:style>
    <style:style style:name="P6" style:family="paragraph" style:parent-style-name="Standard">
      <style:paragraph-properties fo:text-align="justify" style:justify-single-word="false"/>
      <style:text-properties officeooo:rsid="001fef8a" officeooo:paragraph-rsid="00201d29"/>
    </style:style>
    <style:style style:name="P7" style:family="paragraph" style:parent-style-name="Standard">
      <style:paragraph-properties fo:text-align="justify" style:justify-single-word="false"/>
      <style:text-properties officeooo:rsid="001fef8a" officeooo:paragraph-rsid="00293b35"/>
    </style:style>
    <style:style style:name="P8" style:family="paragraph" style:parent-style-name="Standard">
      <style:paragraph-properties fo:text-align="justify" style:justify-single-word="false"/>
      <style:text-properties officeooo:rsid="00262906" officeooo:paragraph-rsid="00262906"/>
    </style:style>
    <style:style style:name="P9" style:family="paragraph" style:parent-style-name="Standard">
      <style:paragraph-properties fo:text-align="justify" style:justify-single-word="false"/>
      <style:text-properties officeooo:rsid="0025dc9f" officeooo:paragraph-rsid="0026038c"/>
    </style:style>
    <style:style style:name="P10" style:family="paragraph" style:parent-style-name="Standard">
      <style:paragraph-properties fo:text-align="justify" style:justify-single-word="false"/>
      <style:text-properties officeooo:rsid="0025dc9f" officeooo:paragraph-rsid="0025dc9f"/>
    </style:style>
    <style:style style:name="P11" style:family="paragraph" style:parent-style-name="Standard">
      <style:paragraph-properties fo:text-align="justify" style:justify-single-word="false"/>
      <style:text-properties officeooo:rsid="0025dc9f" officeooo:paragraph-rsid="00293b35"/>
    </style:style>
    <style:style style:name="P12" style:family="paragraph" style:parent-style-name="Standard">
      <style:paragraph-properties fo:text-align="justify" style:justify-single-word="false"/>
      <style:text-properties officeooo:rsid="0026d56e" officeooo:paragraph-rsid="0026d56e"/>
    </style:style>
    <style:style style:name="P13" style:family="paragraph" style:parent-style-name="Standard">
      <style:paragraph-properties fo:text-align="justify" style:justify-single-word="false"/>
      <style:text-properties officeooo:rsid="0024058d" officeooo:paragraph-rsid="00262906"/>
    </style:style>
    <style:style style:name="P14" style:family="paragraph" style:parent-style-name="Standard">
      <style:paragraph-properties fo:text-align="justify" style:justify-single-word="false"/>
      <style:text-properties officeooo:rsid="0021e29d" officeooo:paragraph-rsid="002a899f"/>
    </style:style>
    <style:style style:name="T1" style:family="text">
      <style:text-properties officeooo:rsid="00201d29"/>
    </style:style>
    <style:style style:name="T2" style:family="text">
      <style:text-properties officeooo:rsid="0021e29d"/>
    </style:style>
    <style:style style:name="T3" style:family="text">
      <style:text-properties officeooo:rsid="002253c8"/>
    </style:style>
    <style:style style:name="T4" style:family="text">
      <style:text-properties officeooo:rsid="0024058d"/>
    </style:style>
    <style:style style:name="T5" style:family="text">
      <style:text-properties officeooo:rsid="0025dc9f"/>
    </style:style>
    <style:style style:name="T6" style:family="text">
      <style:text-properties officeooo:rsid="0026038c"/>
    </style:style>
    <style:style style:name="T7" style:family="text">
      <style:text-properties fo:font-style="italic" officeooo:rsid="0021e29d" style:font-style-asian="italic" style:font-style-complex="italic"/>
    </style:style>
    <style:style style:name="T8" style:family="text">
      <style:text-properties officeooo:rsid="00262906"/>
    </style:style>
    <style:style style:name="T9" style:family="text">
      <style:text-properties officeooo:rsid="002768de"/>
    </style:style>
    <style:style style:name="T10" style:family="text">
      <style:text-properties fo:font-style="normal" officeooo:rsid="002768de" style:font-style-asian="normal" style:font-style-complex="normal"/>
    </style:style>
    <style:style style:name="T11" style:family="text">
      <style:text-properties officeooo:rsid="00293b35"/>
    </style:style>
    <style:style style:name="T12" style:family="text">
      <style:text-properties officeooo:rsid="002a7f68"/>
    </style:style>
    <style:style style:name="T13" style:family="text">
      <style:text-properties officeooo:rsid="002a899f"/>
    </style:style>
    <style:style style:name="T14" style:family="text">
      <style:text-properties officeooo:rsid="002bec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ytotron</text:p>
      <text:h text:style-name="Heading_20_1" text:outline-level="1">Le projet</text:h>
      <text:p text:style-name="P5">Le Phytotron est un projet commun aux section<text:span text:style-name="T2">s</text:span> Biofablab (biologie) et Fabtronic (électronique) <text:span text:style-name="T2">d’Artilect</text:span> : <text:span text:style-name="T2">la section bio est venu voir la section électronique avec le besoin d’une enceinte de culture contrôlée.</text:span></text:p>
      <text:p text:style-name="P6">Le but est <text:span text:style-name="T13">donc </text:span>de développer une enceinte de culture de plante<text:span text:style-name="T5">s</text:span> et de champignon<text:span text:style-name="T5">s</text:span> <text:span text:style-name="T13">dont </text:span>les principaux paramètres sont mesurés, enregistrées et régulés. Ces paramètre<text:span text:style-name="T1">s</text:span> sont <text:span text:style-name="T13">assez</text:span> nombreux : température, humidité de l’air et du substrat de culture <text:span text:style-name="T1">(sol...)</text:span>, luminosité, …</text:p>
      <text:p text:style-name="P6"><text:span text:style-name="T1">L’objectif final est de pouvoir mener des expériences de culture pour trouver les paramètres optimaux</text:span> <text:span text:style-name="T2">de culture, tester la réactions de plantes ou de champignons à des conditions particulières (climat, polluant, milieu pauvre) pour voir les conséquences sur le développement des plantes.</text:span></text:p>
      <text:p text:style-name="P8">Pour la section électronique, l’objectif est de partager et mettre en pratique les connaissances de chacun en métrologie, électronique analogique et numérique et en programmation. De ce point de vue, le projet a été découpé en différentes parties accessible<text:span text:style-name="T13">s</text:span> aux membres néophytes comme avancés et professionnels.</text:p>
      <text:p text:style-name="P12">L’objectif commun est donc aussi de produire la documentation et le code libre et ouvert pour que le Phytotron soit répliqué et utilisé dans d’autres Fablab.</text:p>
      <text:p text:style-name="P12">Un objectif complémentaire est aussi apparu rapidement : utiliser des « briques » réutilisable<text:span text:style-name="T9">s</text:span> dans d’autres projets en particuliers sur l’acquisition, l’archivage <text:span text:style-name="T9">et la visualisation </text:span>de données. <text:span text:style-name="T9">De ce point de vue les projets « Ver à Soie » et « Aquaponie » sont connexes aux Phytotron.</text:span></text:p>
      <text:p text:style-name="P7"><text:span text:style-name="T2">Il existe bien des solutions sur le marché professionnel, mais elles ont deux inconvénients majeurs : le coût élevé qui les rend inaccessibles aux associations et </text:span><text:span text:style-name="T7">a fortiori </text:span><text:span text:style-name="T10">aux particuliers</text:span><text:span text:style-name="T2"> ; le manque d’ouverture : il n’est pas possible de reproduire ou modifier ces équipements soit-même.</text:span></text:p>
      <text:h text:style-name="Heading_20_1" text:outline-level="1">Le matériel</text:h>
      <text:p text:style-name="P3">D’un point de vue matériel, le <text:span text:style-name="T13">premier </text:span>prototype est réalisé sur la base d’un petit réfrigérateur qui fournit un volume isolé thermiquement et la capacité de refroidir <text:span text:style-name="T8">l’atmosphère</text:span>.</text:p>
      <text:p text:style-name="P4">On y a ajouté les capteurs et l’électronique nécessaire aux mesures, à leur stockage et leur communication <text:span text:style-name="T8">à l’utilisateur</text:span>.</text:p>
      <text:p text:style-name="P13">En l’occurrence, la prise de mesures et la régulation sont assurées par une carte Arduino sur laquelle sont connectés les capteurs et actionneurs. L’archivage et la mise à dispositions des données aux utilisateurs à travers un site web est prise en charge par un nano-ordinateur Raspberry Pi équipé d’<text:span text:style-name="T13">une connexion</text:span> wifi.</text:p>
      <text:h text:style-name="Heading_20_1" text:outline-level="1">Le Festival : un point d’étape</text:h>
      <text:p text:style-name="P8">Le projet est en plein développement et le Festival est l’occasion de faire un point d’étape réunissant les différentes parties développées <text:span text:style-name="T12">séparément.</text:span></text:p>
      <text:p text:style-name="P14">Pour le moment, seules les températures et humidité sont enregistrées ainsi <text:span text:style-name="T3">que des photos à pas de temps régulier qui permettent de surveiller la croissance des végétaux</text:span>. On contrôle la luminosité, la température <text:span text:style-name="T4">(chauffage/refroidissement) et la ventilation grâce une application de domotique détournée (OpenHab2). Ce choix a permis un développement initial un peu plus rapide grâce à l’expérience de la maison connectée présenté à Futurapolis. OpenHab2 est assez limitée pour le projet Phytotron mais suffisante pour les premières étapes de conceptions (validation de la chaîne d’acquisition et des choix matériels).</text:span></text:p>
      <text:h text:style-name="Heading_20_1" text:outline-level="1"><text:soft-page-break/>Développement à venir</text:h>
      <text:p text:style-name="P11">Il est prévu d’ajouter plus tard la gestion de l’arrosage <text:span text:style-name="T11">et la capture d’images infrarouge pour visualiser l’activité biologique ainsi que</text:span> d’améliorer la gestion de l’humidité et de la luminosité<text:span text:style-name="T6">.</text:span></text:p>
      <text:p text:style-name="P9">L’interface utilisateur doit aussi être largement revue pour s’adapter à une utilisation scientifique d<text:span text:style-name="T13">u Phytotron </text:span>: extraction de données, visualisation <text:span text:style-name="T13">temps réel plus riche</text:span>, <text:span text:style-name="T6">réglages plus fins et plus complexe des paramètres</text:span>.</text:p>
      <text:p text:style-name="P2">Une fois ces étapes franchies, un second appareil plus grand est envisagé.</text:p>
      <text:p text:style-name="P10"/>
      <text:p text:style-name="P1"><text:span text:style-name="T14">Sources et d</text:span>ocumentation du projet : https://github.com/Artilect-BioTronic/phytotron-r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7:53:32.459828769</meta:creation-date>
    <dc:date>2017-05-05T10:02:33.149923622</dc:date>
    <meta:editing-duration>PT57M41S</meta:editing-duration>
    <meta:editing-cycles>10</meta:editing-cycles>
    <meta:generator>LibreOffice/5.1.6.2$Linux_X86_64 LibreOffice_project/10m0$Build-2</meta:generator>
    <meta:document-statistic meta:table-count="0" meta:image-count="0" meta:object-count="0" meta:page-count="2" meta:paragraph-count="21" meta:word-count="586" meta:character-count="3881" meta:non-whitespace-character-count="3316"/>
  </office:meta>
</office:document-meta>
</file>